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luster</text:p>
          </table:table-cell>
          <table:table-cell table:style-name="ce1" office:value-type="string" calcext:value-type="string">
            <text:p>$\frac{dh}{dN}$ </text:p>
          </table:table-cell>
          <table:table-cell table:style-name="ce1" office:value-type="string" calcext:value-type="string">
            <text:p>$\frac{dh}{k_1}$ </text:p>
          </table:table-cell>
          <table:table-cell table:style-name="ce1" office:value-type="string" calcext:value-type="string">
            <text:p>$\frac{dh}{\tau_1}$ </text:p>
          </table:table-cell>
          <table:table-cell table:style-name="ce1" office:value-type="string" calcext:value-type="string">
            <text:p>$\frac{dh}{tau_2}$</text:p>
          </table:table-cell>
          <table:table-cell table:style-name="ce1" office:value-type="string" calcext:value-type="string">
            <text:p>$\frac{dh}{\tau_{ach}}$</text:p>
          </table:table-cell>
          <table:table-cell table:style-name="ce1" office:value-type="string" calcext:value-type="string">
            <text:p><text:s/>$\frac{dh}{\tau_{nor}}$</text:p>
          </table:table-cell>
          <table:table-cell table:style-name="ce1" office:value-type="string" calcext:value-type="string">
            <text:p>$\frac{dh}{h0}$</text:p>
          </table:table-cell>
          <table:table-cell table:style-name="ce1" office:value-type="string" calcext:value-type="string">
            <text:p>$\frac{dh}{m_{nor}}$</text:p>
          </table:table-cell>
          <table:table-cell table:style-name="ce1" office:value-type="string" calcext:value-type="string">
            <text:p>$\frac{dh}{m_{ach}}$ </text:p>
          </table:table-cell>
        </table:table-row>
        <table:table-row table:style-name="ro2">
          <table:table-cell office:value-type="string" calcext:value-type="string">
            <text:p><text:s/>Overall </text:p>
          </table:table-cell>
          <table:table-cell office:value-type="float" office:value="4.83520059770842" calcext:value-type="float">
            <text:p>4.8352</text:p>
          </table:table-cell>
          <table:table-cell office:value-type="float" office:value="0.249958563289744" calcext:value-type="float">
            <text:p>0.2500</text:p>
          </table:table-cell>
          <table:table-cell office:value-type="float" office:value="0.508799843460073" calcext:value-type="float">
            <text:p>0.5088</text:p>
          </table:table-cell>
          <table:table-cell office:value-type="float" office:value="0.00332459501208791" calcext:value-type="float">
            <text:p>0.0033</text:p>
          </table:table-cell>
          <table:table-cell office:value-type="float" office:value="0.0204435404267399" calcext:value-type="float">
            <text:p>0.0204</text:p>
          </table:table-cell>
          <table:table-cell office:value-type="float" office:value="0.571969709565934" calcext:value-type="float">
            <text:p>0.5720</text:p>
          </table:table-cell>
          <table:table-cell office:value-type="float" office:value="19.9293514858747" calcext:value-type="float">
            <text:p>19.9294</text:p>
          </table:table-cell>
          <table:table-cell office:value-type="float" office:value="1.13390459114725" calcext:value-type="float">
            <text:p>1.1339</text:p>
          </table:table-cell>
          <table:table-cell office:value-type="float" office:value="4.46510185904103" calcext:value-type="float">
            <text:p>4.4651</text:p>
          </table:table-cell>
        </table:table-row>
        <table:table-row table:style-name="ro2">
          <table:table-cell office:value-type="string" calcext:value-type="string">
            <text:p><text:s/>cluster 1</text:p>
          </table:table-cell>
          <table:table-cell office:value-type="float" office:value="4.71524923388982" calcext:value-type="float">
            <text:p>4.7152</text:p>
          </table:table-cell>
          <table:table-cell office:value-type="float" office:value="0.245610142541667" calcext:value-type="float">
            <text:p>0.2456</text:p>
          </table:table-cell>
          <table:table-cell office:value-type="float" office:value="0.502664141463889" calcext:value-type="float">
            <text:p>0.5027</text:p>
          </table:table-cell>
          <table:table-cell office:value-type="float" office:value="0.00329561378055556" calcext:value-type="float">
            <text:p>0.0033</text:p>
          </table:table-cell>
          <table:table-cell office:value-type="float" office:value="0.0201375957333333" calcext:value-type="float">
            <text:p>0.0201</text:p>
          </table:table-cell>
          <table:table-cell office:value-type="float" office:value="0.575487431485185" calcext:value-type="float">
            <text:p>0.5755</text:p>
          </table:table-cell>
          <table:table-cell office:value-type="float" office:value="19.4780354099444" calcext:value-type="float">
            <text:p>19.4780</text:p>
          </table:table-cell>
          <table:table-cell office:value-type="float" office:value="1.14375611649259" calcext:value-type="float">
            <text:p>1.1438</text:p>
          </table:table-cell>
          <table:table-cell office:value-type="float" office:value="4.35925397152593" calcext:value-type="float">
            <text:p>4.3593</text:p>
          </table:table-cell>
        </table:table-row>
        <table:table-row table:style-name="ro2">
          <table:table-cell office:value-type="string" calcext:value-type="string">
            <text:p><text:s/>cluster 2</text:p>
          </table:table-cell>
          <table:table-cell office:value-type="float" office:value="4.91371421766242" calcext:value-type="float">
            <text:p>4.9137</text:p>
          </table:table-cell>
          <table:table-cell office:value-type="float" office:value="0.252804802324848" calcext:value-type="float">
            <text:p>0.2528</text:p>
          </table:table-cell>
          <table:table-cell office:value-type="float" office:value="0.512815939312121" calcext:value-type="float">
            <text:p>0.5128</text:p>
          </table:table-cell>
          <table:table-cell office:value-type="float" office:value="0.00334356454545454" calcext:value-type="float">
            <text:p>0.0033</text:p>
          </table:table-cell>
          <table:table-cell office:value-type="float" office:value="0.0206437951351515" calcext:value-type="float">
            <text:p>0.0206</text:p>
          </table:table-cell>
          <table:table-cell office:value-type="float" office:value="0.569667200673333" calcext:value-type="float">
            <text:p>0.5697</text:p>
          </table:table-cell>
          <table:table-cell office:value-type="float" office:value="20.2247583719382" calcext:value-type="float">
            <text:p>20.2248</text:p>
          </table:table-cell>
          <table:table-cell office:value-type="float" office:value="1.12745632001212" calcext:value-type="float">
            <text:p>1.1275</text:p>
          </table:table-cell>
          <table:table-cell office:value-type="float" office:value="4.53438411268727" calcext:value-type="float">
            <text:p>4.5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5:48:18.218826946</meta:creation-date>
    <dc:date>2016-05-24T16:05:33.734812042</dc:date>
    <meta:editing-duration>PT2M5S</meta:editing-duration>
    <meta:editing-cycles>1</meta:editing-cycles>
    <meta:document-statistic meta:table-count="1" meta:cell-count="40" meta:object-count="0"/>
    <meta:generator>LibreOffice/5.1.2.2$Linux_X86_64 LibreOffice_project/10m0$Build-2</meta:generator>
    <meta:user-defined meta:name="qrichtext">1</meta:user-defined>
  </office:meta>
</office:document-meta>
</file>